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5.11pt" svg:height="198.03pt" svg:x="721.7pt" svg:y="13.55pt">
            <loext:p draw:notify-on-update-of-ranges="Sheet1.A3:Sheet1.A3 Sheet1.A3:Sheet1.A6 Sheet1.B3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6.05pt" svg:height="216.85pt" svg:x="702.2pt" svg:y="228.13pt">
            <loext:p draw:notify-on-update-of-ranges="Sheet1.A11:Sheet1.A11 Sheet1.A11:Sheet1.A14 Sheet1.D11:Sheet1.D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2.26pt" svg:height="213.85pt" svg:x="708.43pt" svg:y="460.03pt">
            <loext:p draw:notify-on-update-of-ranges="Sheet1.N49:Sheet1.N49 Sheet1.A19:Sheet1.A22 Sheet1.E19:Sheet1.E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47.58pt" svg:height="195.76pt" svg:x="705.32pt" svg:y="728.84pt">
            <loext:p draw:notify-on-update-of-ranges="Sheet1.F57:Sheet1.F57 Sheet1.A27:Sheet1.A30 Sheet1.F27:Sheet1.F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1 Pe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Elapsed Time (m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 Peers (Average of the 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Time 1 (ms)</text:p>
          </table:table-cell>
          <table:table-cell office:value-type="string" calcext:value-type="string">
            <text:p>Time 2 (ms)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table:formula="of:=SUM([.A11:.C11])/2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SUM([.A12:.C12])/2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9" calcext:value-type="float">
            <text:p>839</text:p>
          </table:table-cell>
          <table:table-cell office:value-type="float" office:value="1437" calcext:value-type="float">
            <text:p>1437</text:p>
          </table:table-cell>
          <table:table-cell table:formula="of:=SUM([.A13:.C13])/2"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52" calcext:value-type="float">
            <text:p>15752</text:p>
          </table:table-cell>
          <table:table-cell office:value-type="float" office:value="7230" calcext:value-type="float">
            <text:p>7230</text:p>
          </table:table-cell>
          <table:table-cell table:formula="of:=SUM([.A14:.C14])/2" office:value-type="float" office:value="11991" calcext:value-type="float">
            <text:p>1199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3 Peers (Average of th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Time 1 (ms)</text:p>
          </table:table-cell>
          <table:table-cell office:value-type="string" calcext:value-type="string">
            <text:p>Time 2 (ms)</text:p>
          </table:table-cell>
          <table:table-cell office:value-type="string" calcext:value-type="string">
            <text:p>Time 3 <text:s/>(ms)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formula="of:=SUM([.A19:.D19])/3" office:value-type="float" office:value="86.6666666666667" calcext:value-type="float">
            <text:p>86.66666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table:formula="of:=SUM([.A20:.D20])/3" office:value-type="float" office:value="156.333333333333" calcext:value-type="float">
            <text:p>156.33333333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69" calcext:value-type="float">
            <text:p>1169</text:p>
          </table:table-cell>
          <table:table-cell office:value-type="float" office:value="1525" calcext:value-type="float">
            <text:p>1525</text:p>
          </table:table-cell>
          <table:table-cell office:value-type="float" office:value="1528" calcext:value-type="float">
            <text:p>1528</text:p>
          </table:table-cell>
          <table:table-cell table:formula="of:=SUM([.A21:.D21])/3" office:value-type="float" office:value="1440.66666666667" calcext:value-type="float">
            <text:p>1440.66666666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266" calcext:value-type="float">
            <text:p>15266</text:p>
          </table:table-cell>
          <table:table-cell office:value-type="float" office:value="14647" calcext:value-type="float">
            <text:p>14647</text:p>
          </table:table-cell>
          <table:table-cell office:value-type="float" office:value="11830" calcext:value-type="float">
            <text:p>11830</text:p>
          </table:table-cell>
          <table:table-cell table:formula="of:=SUM([.A22:.D22])/3" office:value-type="float" office:value="14247.6666666667" calcext:value-type="float">
            <text:p>14247.6666666667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4 Peers (Average of the 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Time 1 (ms)</text:p>
          </table:table-cell>
          <table:table-cell office:value-type="string" calcext:value-type="string">
            <text:p>Time 2 (ms)</text:p>
          </table:table-cell>
          <table:table-cell office:value-type="string" calcext:value-type="string">
            <text:p>Time 3 <text:s/>(ms)</text:p>
          </table:table-cell>
          <table:table-cell office:value-type="string" calcext:value-type="string">
            <text:p>Time 4 (ms)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formula="of:=SUM([.A27:.E27])/4"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SUM([.A28:.E28])/4" office:value-type="float" office:value="188.25" calcext:value-type="float">
            <text:p>188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0" calcext:value-type="float">
            <text:p>1560</text:p>
          </table:table-cell>
          <table:table-cell office:value-type="float" office:value="1443" calcext:value-type="float">
            <text:p>1443</text:p>
          </table:table-cell>
          <table:table-cell office:value-type="float" office:value="1607" calcext:value-type="float">
            <text:p>1607</text:p>
          </table:table-cell>
          <table:table-cell office:value-type="float" office:value="1802" calcext:value-type="float">
            <text:p>1802</text:p>
          </table:table-cell>
          <table:table-cell table:formula="of:=SUM([.A29:.E29])/4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5" calcext:value-type="float">
            <text:p>16005</text:p>
          </table:table-cell>
          <table:table-cell office:value-type="float" office:value="14573" calcext:value-type="float">
            <text:p>14573</text:p>
          </table:table-cell>
          <table:table-cell office:value-type="float" office:value="15020" calcext:value-type="float">
            <text:p>15020</text:p>
          </table:table-cell>
          <table:table-cell office:value-type="float" office:value="13618" calcext:value-type="float">
            <text:p>13618</text:p>
          </table:table-cell>
          <table:table-cell table:formula="of:=SUM([.A30:.E30])/4" office:value-type="float" office:value="15054" calcext:value-type="float">
            <text:p>15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17:18.151227578</meta:creation-date>
    <dc:date>2017-09-30T22:07:47.092386603</dc:date>
    <meta:editing-duration>PT29M41S</meta:editing-duration>
    <meta:editing-cycles>8</meta:editing-cycles>
    <meta:generator>LibreOffice/5.1.6.2$Linux_X86_64 LibreOffice_project/10m0$Build-2</meta:generator>
    <meta:document-statistic meta:table-count="1" meta:cell-count="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23cm" svg:height="6.987cm" xlink:href=".." xlink:type="simple" chart:class="chart:line" chart:style-name="ch1">
        <chart:title svg:x="4.888cm" svg:y="0.275cm" chart:style-name="ch2">
          <text:p>One Peer</text:p>
        </chart:title>
        <chart:plot-area chart:style-name="ch3" table:cell-range-address="Sheet1.A3:Sheet1.B6" chart:data-source-has-labels="both" svg:x="1.247cm" svg:y="1.193cm" svg:width="10.34cm" svg:height="4.674cm">
          <chartooo:coordinate-region svg:x="2.239cm" svg:y="1.392cm" svg:width="8.976cm" svg:height="3.828cm"/>
          <chart:axis chart:dimension="x" chart:name="primary-x" chart:style-name="ch4" chartooo:axis-type="auto">
            <chartooo:date-scale/>
            <chart:title svg:x="5.698cm" svg:y="6.006cm" chart:style-name="ch5">
              <text:p>Iterations</text:p>
            </chart:title>
            <chart:categories table:cell-range-address="Sheet1.A3:Sheet1.A6"/>
          </chart:axis>
          <chart:axis chart:dimension="x" chart:name="secondary-x" chart:style-name="ch6"/>
          <chart:axis chart:dimension="y" chart:name="primary-y" chart:style-name="ch4">
            <chart:title svg:x="0.451cm" svg:y="4.288cm" chart:style-name="ch7">
              <text:p>Time (ms)</text:p>
            </chart:title>
            <chart:grid chart:style-name="ch8" chart:class="major"/>
          </chart:axis>
          <chart:series chart:style-name="ch9" chart:values-cell-range-address="Sheet1.B3:Sheet1.B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77">
                <text:p>77</text:p>
                <draw:g>
                  <svg:desc>Sheet1.B3:Sheet1.B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31">
                <text:p>6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09cm" svg:height="7.651cm" xlink:href=".." xlink:type="simple" chart:class="chart:line" chart:style-name="ch1">
        <chart:title svg:x="4.976cm" svg:y="0.289cm" chart:style-name="ch2">
          <text:p>Two Peers</text:p>
        </chart:title>
        <chart:plot-area chart:style-name="ch3" table:cell-range-address="Sheet1.A11:Sheet1.A14 Sheet1.D11:Sheet1.D14" chart:data-source-has-labels="both" svg:x="1.255cm" svg:y="1.221cm" svg:width="10.71cm" svg:height="5.296cm">
          <chartooo:coordinate-region svg:x="2.247cm" svg:y="1.42cm" svg:width="9.161cm" svg:height="4.45cm"/>
          <chart:axis chart:dimension="x" chart:name="primary-x" chart:style-name="ch4" chartooo:axis-type="auto">
            <chartooo:date-scale/>
            <chart:title svg:x="5.891cm" svg:y="6.67cm" chart:style-name="ch5">
              <text:p>Iterations</text:p>
            </chart:title>
            <chart:categories table:cell-range-address="Sheet1.A11:Sheet1.A14"/>
          </chart:axis>
          <chart:axis chart:dimension="y" chart:name="primary-y" chart:style-name="ch4">
            <chart:title svg:x="0.451cm" svg:y="4.627cm" chart:style-name="ch6">
              <text:p>Time (ms)</text:p>
            </chart:title>
            <chart:grid chart:style-name="ch7" chart:class="major"/>
          </chart:axis>
          <chart:series chart:style-name="ch8" chart:values-cell-range-address="Sheet1.D11:Sheet1.D1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4</svg:desc>
                </draw:g>
              </table:table-cell>
              <table:table-cell office:value-type="float" office:value="166">
                <text:p>166</text:p>
                <draw:g>
                  <svg:desc>Sheet1.D11:Sheet1.D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991">
                <text:p>11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28cm" svg:height="7.545cm" xlink:href=".." xlink:type="simple" chart:class="chart:line" chart:style-name="ch1">
        <chart:title svg:x="4.914cm" svg:y="0.286cm" chart:style-name="ch2">
          <text:p>Three Peers</text:p>
        </chart:title>
        <chart:plot-area chart:style-name="ch3" table:cell-range-address="Sheet1.N49:Sheet1.N49 Sheet1.A19:Sheet1.A22 Sheet1.E19:Sheet1.E22" chart:data-source-has-labels="both" svg:x="1.259cm" svg:y="1.215cm" svg:width="10.921cm" svg:height="5.199cm">
          <chartooo:coordinate-region svg:x="2.251cm" svg:y="1.414cm" svg:width="9.372cm" svg:height="4.353cm"/>
          <chart:axis chart:dimension="x" chart:name="primary-x" chart:style-name="ch4" chartooo:axis-type="auto">
            <chartooo:date-scale/>
            <chart:title svg:x="6cm" svg:y="6.564cm" chart:style-name="ch5">
              <text:p>Iterations</text:p>
            </chart:title>
            <chart:categories table:cell-range-address="Sheet1.A19:Sheet1.A22"/>
          </chart:axis>
          <chart:axis chart:dimension="y" chart:name="primary-y" chart:style-name="ch4">
            <chart:title svg:x="0.451cm" svg:y="4.572cm" chart:style-name="ch6">
              <text:p>Time (ms)</text:p>
            </chart:title>
            <chart:grid chart:style-name="ch7" chart:class="major"/>
          </chart:axis>
          <chart:series chart:style-name="ch8" chart:values-cell-range-address="Sheet1.E19:Sheet1.E2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9:Sheet1.A22</svg:desc>
                </draw:g>
              </table:table-cell>
              <table:table-cell office:value-type="float" office:value="86.6666666666667">
                <text:p>86.6666666666667</text:p>
                <draw:g>
                  <svg:desc>Sheet1.E19:Sheet1.E2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.333333333333">
                <text:p>156.3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40.66666666667">
                <text:p>1440.66666666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247.6666666667">
                <text:p>14247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63cm" svg:height="6.907cm" xlink:href=".." xlink:type="simple" chart:class="chart:line" chart:style-name="ch1">
        <chart:title svg:x="4.95cm" svg:y="0.274cm" chart:style-name="ch2">
          <text:p>Four Peers</text:p>
        </chart:title>
        <chart:plot-area chart:style-name="ch3" table:cell-range-address="Sheet1.F57:Sheet1.F57 Sheet1.A27:Sheet1.A30 Sheet1.F27:Sheet1.F30" chart:data-source-has-labels="both" svg:x="1.256cm" svg:y="1.191cm" svg:width="10.762cm" svg:height="4.597cm">
          <chartooo:coordinate-region svg:x="2.248cm" svg:y="1.39cm" svg:width="9.213cm" svg:height="3.751cm"/>
          <chart:axis chart:dimension="x" chart:name="primary-x" chart:style-name="ch4" chartooo:axis-type="auto">
            <chartooo:date-scale/>
            <chart:title svg:x="5.918cm" svg:y="5.926cm" chart:style-name="ch5">
              <text:p>Iterations</text:p>
            </chart:title>
            <chart:categories table:cell-range-address="Sheet1.A27:Sheet1.A30"/>
          </chart:axis>
          <chart:axis chart:dimension="y" chart:name="primary-y" chart:style-name="ch4">
            <chart:title svg:x="0.451cm" svg:y="4.247cm" chart:style-name="ch6">
              <text:p>Time (ms)</text:p>
            </chart:title>
            <chart:grid chart:style-name="ch7" chart:class="major"/>
          </chart:axis>
          <chart:series chart:style-name="ch8" chart:values-cell-range-address="Sheet1.F27:Sheet1.F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7:Sheet1.A30</svg:desc>
                </draw:g>
              </table:table-cell>
              <table:table-cell office:value-type="float" office:value="83.25">
                <text:p>83.25</text:p>
                <draw:g>
                  <svg:desc>Sheet1.F27:Sheet1.F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25">
                <text:p>188.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054">
                <text:p>15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